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380000001BEAA1EA8C0.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7F00000404C26B46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fo:font-weight="normal"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5069b3" officeooo:paragraph-rsid="005069b3" style:font-size-asian="9.60000038146973pt" style:font-size-complex="11pt"/>
    </style:style>
    <style:style style:name="P51" style:family="paragraph" style:parent-style-name="Text_20_body">
      <style:text-properties fo:font-size="11pt" style:text-underline-style="none" officeooo:rsid="0050ec17" officeooo:paragraph-rsid="0050ec17" style:font-size-asian="9.60000038146973pt" style:font-size-complex="11pt"/>
    </style:style>
    <style:style style:name="P52" style:family="paragraph" style:parent-style-name="Text_20_body">
      <style:text-properties fo:font-size="11pt" style:text-underline-style="none" officeooo:rsid="00520ea6" officeooo:paragraph-rsid="00520ea6" style:font-size-asian="9.60000038146973pt" style:font-size-complex="11pt"/>
    </style:style>
    <style:style style:name="P53" style:family="paragraph" style:parent-style-name="Text_20_body">
      <style:text-properties fo:font-size="11pt" style:text-underline-style="none" officeooo:rsid="0052988a" officeooo:paragraph-rsid="0052988a" style:font-size-asian="9.60000038146973pt" style:font-size-complex="11pt"/>
    </style:style>
    <style:style style:name="P54" style:family="paragraph" style:parent-style-name="Text_20_body">
      <style:text-properties fo:font-size="11pt" style:text-underline-style="none" officeooo:rsid="0054ea45" officeooo:paragraph-rsid="0054ea45" style:font-size-asian="9.60000038146973pt" style:font-size-complex="11pt"/>
    </style:style>
    <style:style style:name="P55"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6" style:family="paragraph" style:parent-style-name="Text_20_body">
      <style:text-properties fo:font-size="11pt" style:text-underline-style="none" officeooo:rsid="0058e2e0" officeooo:paragraph-rsid="0058e2e0" style:font-size-asian="9.60000038146973pt" style:font-size-complex="11pt"/>
    </style:style>
    <style:style style:name="P57" style:family="paragraph" style:parent-style-name="Text_20_body">
      <style:text-properties fo:font-size="11pt" style:text-underline-style="none" officeooo:rsid="0059e0f6" officeooo:paragraph-rsid="0059e0f6" style:font-size-asian="9.60000038146973pt" style:font-size-complex="11pt"/>
    </style:style>
    <style:style style:name="P58"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59" style:family="paragraph" style:parent-style-name="Text_20_body">
      <style:text-properties fo:font-size="11pt" style:text-underline-style="none" officeooo:rsid="005b5070" officeooo:paragraph-rsid="005b5070" style:font-size-asian="9.60000038146973pt" style:font-size-complex="11pt"/>
    </style:style>
    <style:style style:name="P60" style:family="paragraph" style:parent-style-name="Text_20_body">
      <style:text-properties fo:font-size="11pt" style:text-underline-style="none" officeooo:paragraph-rsid="0041c27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fo:font-size="11pt" style:text-underline-style="none" officeooo:rsid="00476885" style:font-size-asian="9.60000038146973pt" style:font-size-complex="11pt"/>
    </style:style>
    <style:style style:name="T22" style:family="text">
      <style:text-properties style:font-name="Arial" officeooo:rsid="0049cb96"/>
    </style:style>
    <style:style style:name="T23" style:family="text">
      <style:text-properties style:font-name="Arial" officeooo:rsid="00477284"/>
    </style:style>
    <style:style style:name="T24" style:family="text">
      <style:text-properties style:font-name="Arial" style:text-underline-style="none" officeooo:rsid="004ff39b" style:font-size-asian="9.60000038146973pt"/>
    </style:style>
    <style:style style:name="T25" style:family="text">
      <style:text-properties style:font-name="Arial" style:text-underline-style="none" officeooo:rsid="0044f8ea" style:font-size-asian="9.60000038146973pt"/>
    </style:style>
    <style:style style:name="T26" style:family="text">
      <style:text-properties style:font-name="Arial" officeooo:rsid="005069b3"/>
    </style:style>
    <style:style style:name="T27" style:family="text">
      <style:text-properties style:font-name="Arial" officeooo:rsid="0053e5c4"/>
    </style:style>
    <style:style style:name="T28"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7</text:a></text:p>
          <text:p text:style-name="P11"><text:a xlink:type="simple" xlink:href="#__RefHeading___Toc8331_2672875101" text:style-name="Index_20_Link" text:visited-style-name="Index_20_Link">Handling CSV Files<text:tab/>7</text:a></text:p>
          <text:p text:style-name="P11"><text:a xlink:type="simple" xlink:href="#__RefHeading___Toc7954_3071990690" text:style-name="Index_20_Link" text:visited-style-name="Index_20_Link">Managing Exercise Data<text:tab/>9</text:a></text:p>
          <text:p text:style-name="P11"><text:a xlink:type="simple" xlink:href="#__RefHeading___Toc7954_3071990690%20Copy%201" text:style-name="Index_20_Link" text:visited-style-name="Index_20_Link">Creating the GUI<text:tab/>14</text:a></text:p>
          <text:p text:style-name="P9"><text:a xlink:type="simple" xlink:href="#__RefHeading___Toc6719_2672875101" text:style-name="Index_20_Link" text:visited-style-name="Index_20_Link">5. Future Enhancements and Concerns (TBD)<text:tab/>17</text:a></text:p>
          <text:p text:style-name="P9"><text:a xlink:type="simple" xlink:href="#__RefHeading___Toc6721_2672875101" text:style-name="Index_20_Link" text:visited-style-name="Index_20_Link">6. Conclusion (TBD)<text:tab/>17</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
      <text:h text:style-name="P12" text:outline-level="1"><text:bookmark-start text:name="__RefHeading___Toc6677_2672875101"/><text:soft-page-break/>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text:soft-page-break/></text:p>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p>
      <text:p text:style-name="P28"><text:soft-page-break/>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text:soft-page-break/>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oft-page-break/><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text:soft-page-break/></text:p>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p>
      <text:p text:style-name="P45"><text:span text:style-name="T21">Above are the screenshots from testing. As shown by them, the get_dataset function succesfully returns the data when the file is found, and returns an exception when it cannot find the file.</text:span></text:p>
      <text:h text:style-name="P46" text:outline-level="3"><text:bookmark-start text:name="__RefHeading___Toc7954_3071990690"/>Managing Exercise Data<text:bookmark-end text:name="__RefHeading___Toc7954_3071990690"/></text:h>
      <text:p text:style-name="P43"><text:span text:style-name="T13">Next, I have created 2 complementary functions: update_exercises and add_exercise</text:span></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2">at the end </text:span><text:span text:style-name="T13">in order to </text:span><text:span text:style-name="T22">add the new exercise to the list of </text:span><text:span text:style-name="T13">currently existing exercises. </text:span><text:span text:style-name="T23">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text:span><text:soft-page-break/><text:span text:style-name="T13">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4">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oft-page-break/><text:span text:style-name="T25"/></text:p>
      <text:p text:style-name="P49"><text:span text:style-name="T13">add_exercise_data</text:span></text:p>
      <text:p text:style-name="P49"><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pan text:style-name="T13"/></text:p>
      <text:p text:style-name="P49"><text:span text:style-name="T13">The function employs very simple exception handling, for I intend to check the data format later on, when creating the GUI. The GUI should have a datetime format checker, or a calendar to allow the user to select the date from.</text:span></text:p>
      <text:p text:style-name="P49"><text:span text:style-name="T13">While testing this function, I had encountered a bug whereby the function would leave NaN entries if other rows were previously populated </text:span><text:span text:style-name="T26">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0"><text:soft-page-break/><text:span text:style-name="T13">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span></text:p>
      <text:p text:style-name="P50"><text:span text:style-name="T13">Here is the result of employing the dropna method:</text:span></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pan text:style-name="T13"/></text:p>
      <text:p text:style-name="P51"><text:span text:style-name="T13">Furthermore, add_exercise_data has been modified to accept units as a parameter. This is because the users will set their own units for readability purposes.</text:span></text:p>
      <text:p text:style-name="P51"><text:span text:style-name="T13">Converseley, the user will require to modify or delete their exercise data at times. This is a very complex task because it is crucial to maintain the file’s integrity while removing values.</text:span></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2"><text:span text:style-name="T13">This function proves yet again how powerful dropna can be. Here, it is only used for brevity, but it makes sure the user receives accurate data.</text:span></text:p>
      <text:p text:style-name="P52"><text:span text:style-name="T1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span></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3"><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3"><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7">making the development stage faster.</text:span></text:p>
      <text:p text:style-name="P53"><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4"><text:span text:style-name="T13">This concludes the basic functionalities of my Handler class. Next, I will be creating a GUI to display this data to the user.</text:span></text:p>
      <text:h text:style-name="P55" text:outline-level="3"><text:bookmark-start text:name="__RefHeading___Toc7954_3071990690 Copy 1"/><text:span text:style-name="T13">Creating the GUI</text:span><text:bookmark-end text:name="__RefHeading___Toc7954_3071990690 Copy 1"/></text:h>
      <text:p text:style-name="P56"><text:span text:style-name="T13">To render certain elements, I will use a config file that will store values that can be changed to display things like fonts, font sizes, etc.This allows me to make the solution more maintainable while giving me more flexibility over the values I use.</text:span></text:p>
      <text:p text:style-name="P56"><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6"><text:span text:style-name="T13">This is the first section of the config file. As shown in the screenshot, it currently stores the values for the side panel section of FitArchive.</text:span></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6"><text:span text:style-name="T13">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span></text:p>
      <text:p text:style-name="P57"><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58" text:outline-level="3"><text:bookmark-start text:name="__RefHeading___Toc7954_3071990690 Copy 1 Copy 1"/><text:span text:style-name="T13">Side panel</text:span><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57"><text:soft-page-break/><text:span text:style-name="T13">The app correctly spawns focused and maximised.</text:span></text:p>
      <text:p text:style-name="P57"><text:span text:style-name="T13">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span></text:p>
      <text:p text:style-name="P59"><text:span text:style-name="T13">This is what a collapsed side panel looks like:</text:span></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59"><text:span text:style-name="T13">As mentioned, the top button (now expand) shows a right-pointing arrow to indicate an ‘expand’ action when clicked.</text:span></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oft-page-break/><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60"><text:soft-page-break/><text:span text:style-name="T18"/></text:p>
      <text:h text:style-name="P12" text:outline-level="1"><text:bookmark-start text:name="__RefHeading___Toc6719_2672875101"/>5. <text:span text:style-name="T3">Future Enhancements and Concerns </text:span><text:span text:style-name="T28">(TBD)</text:span><text:bookmark-end text:name="__RefHeading___Toc6719_2672875101"/></text:h>
      <text:h text:style-name="P12" text:outline-level="1"><text:bookmark-start text:name="__RefHeading___Toc6721_2672875101"/>6. <text:span text:style-name="T3">Conclusion </text:span><text:span text:style-name="T28">(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1T19:41:58.859000000</dc:date>
    <meta:editing-duration>PT8H1M16S</meta:editing-duration>
    <meta:editing-cycles>38</meta:editing-cycles>
    <meta:generator>LibreOffice/24.8.3.2$Windows_X86_64 LibreOffice_project/48a6bac9e7e268aeb4c3483fcf825c94556d9f92</meta:generator>
    <meta:document-statistic meta:table-count="0" meta:image-count="22" meta:object-count="0" meta:page-count="19" meta:paragraph-count="109" meta:word-count="2729" meta:character-count="16617" meta:non-whitespace-character-count="14008"/>
  </office:meta>
</office:document-meta>
</file>